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Courier New" svg:font-family="'Courier New'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618in"/>
    </style:style>
    <style:style style:name="co2" style:family="table-column">
      <style:table-column-properties fo:break-before="auto" style:column-width="1.2445in"/>
    </style:style>
    <style:style style:name="co3" style:family="table-column">
      <style:table-column-properties fo:break-before="auto" style:column-width="7.4181in"/>
    </style:style>
    <style:style style:name="co4" style:family="table-column">
      <style:table-column-properties fo:break-before="auto" style:column-width="0.8102in"/>
    </style:style>
    <style:style style:name="co5" style:family="table-column">
      <style:table-column-properties fo:break-before="auto" style:column-width="1.2063in"/>
    </style:style>
    <style:style style:name="co6" style:family="table-column">
      <style:table-column-properties fo:break-before="auto" style:column-width="1.8811in"/>
    </style:style>
    <style:style style:name="co7" style:family="table-column">
      <style:table-column-properties fo:break-before="auto" style:column-width="2.4791in"/>
    </style:style>
    <style:style style:name="co8" style:family="table-column">
      <style:table-column-properties fo:break-before="auto" style:column-width="0.9744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2.2283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8925in" fo:break-before="auto" style:use-optimal-row-height="true"/>
    </style:style>
    <style:style style:name="ro3" style:family="table-row">
      <style:table-row-properties style:row-height="0.5181in" fo:break-before="auto" style:use-optimal-row-height="true"/>
    </style:style>
    <style:style style:name="ro4" style:family="table-row">
      <style:table-row-properties style:row-height="0.6909in" fo:break-before="auto" style:use-optimal-row-height="true"/>
    </style:style>
    <style:style style:name="ro5" style:family="table-row">
      <style:table-row-properties style:row-height="1.0646in" fo:break-before="auto" style:use-optimal-row-height="true"/>
    </style:style>
    <style:style style:name="ro6" style:family="table-row">
      <style:table-row-properties style:row-height="1.4102in" fo:break-before="auto" style:use-optimal-row-height="true"/>
    </style:style>
    <style:style style:name="ro7" style:family="table-row">
      <style:table-row-properties style:row-height="2.6484in" fo:break-before="auto" style:use-optimal-row-height="true"/>
    </style:style>
    <style:style style:name="ro8" style:family="table-row">
      <style:table-row-properties style:row-height="1.2374in" fo:break-before="auto" style:use-optimal-row-height="true"/>
    </style:style>
    <style:style style:name="ro9" style:family="table-row">
      <style:table-row-properties style:row-height="0.3453in" fo:break-before="auto" style:use-optimal-row-height="true"/>
    </style:style>
    <style:style style:name="ro10" style:family="table-row">
      <style:table-row-properties style:row-height="1.5835in" fo:break-before="auto" style:use-optimal-row-height="true"/>
    </style:style>
    <style:style style:name="ro11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4" style:family="table-cell" style:parent-style-name="Default">
      <style:table-cell-properties fo:background-color="#ffb66c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F2]))&gt;0)" style:apply-style-name="ConditionalStyle_5f_1" style:base-cell-address="Sheet1.F2"/>
    </style:style>
    <style:style style:name="ce17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ffffff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ext-properties style:font-name="Arial1" fo:font-size="11pt" style:font-size-asian="11pt" style:font-size-complex="11pt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font-name="Arial" fo:font-size="11pt" style:font-name-complex="Arial" style:font-size-asian="11pt" style:font-size-complex="11pt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Arial" fo:color="#000000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1pt" style:font-name="Arial"/>
    </style:style>
    <style:style style:name="T3" style:family="text">
      <style:text-properties style:font-size-complex="11pt" style:font-size-asian="11pt" style:font-name-complex="Arial" fo:font-size="11pt" style:font-name="Arial"/>
    </style:style>
    <style:style style:name="T4" style:family="text">
      <style:text-properties style:font-name="Arial" fo:font-size="11pt" style:font-size-asian="11pt" style:font-size-complex="11pt"/>
    </style:style>
    <style:style style:name="T5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Sheet2.$B$2:.$B$6])" table:allow-empty-cell="true" table:display-list="unsorted" table:base-cell-address="Sheet1.E2">
          <table:error-message table:message-type="stop" table:display="true"/>
        </table:content-validation>
        <table:content-validation table:name="val2" table:condition="of:cell-content-is-in-list([$Sheet2.$C$2:.$C$10])" table:allow-empty-cell="true" table:display-list="unsorted" table:base-cell-address="Sheet1.F2">
          <table:error-message table:message-type="stop" table:display="true"/>
        </table:content-validation>
        <table:content-validation table:name="val3" table:condition="of:cell-content-is-in-list([$Sheet2.$D$2:.$D$4])" table:allow-empty-cell="true" table:display-list="unsorted" table:base-cell-address="Sheet1.L2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number-columns-repeated="2" table:default-cell-style-name="Default"/>
        <table:table-column table:style-name="co7" table:default-cell-style-name="ce22"/>
        <table:table-column table:style-name="co7" table:number-columns-repeated="2" table:default-cell-style-name="Default"/>
        <table:table-column table:style-name="co8" table:number-columns-repeated="52" table:default-cell-style-name="Default"/>
        <table:table-row table:style-name="ro1">
          <table:table-cell table:style-name="ce10" office:value-type="string" calcext:value-type="string">
            <text:p>File</text:p>
          </table:table-cell>
          <table:table-cell table:style-name="ce10" office:value-type="string" calcext:value-type="string">
            <text:p>Lines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CVF</text:p>
          </table:table-cell>
          <table:table-cell table:style-name="ce10" office:value-type="string" calcext:value-type="string">
            <text:p>Severity</text:p>
          </table:table-cell>
          <table:table-cell table:style-name="ce10" office:value-type="string" calcext:value-type="string">
            <text:p>Category</text:p>
          </table:table-cell>
          <table:table-cell table:style-name="ce10" office:value-type="string" calcext:value-type="string">
            <text:p>Subject</text:p>
          </table:table-cell>
          <table:table-cell table:style-name="ce17" office:value-type="string" calcext:value-type="string">
            <text:p>Description</text:p>
          </table:table-cell>
          <table:table-cell table:style-name="ce17" office:value-type="string" calcext:value-type="string">
            <text:p>Recommendation</text:p>
          </table:table-cell>
          <table:table-cell table:style-name="ce24" office:value-type="string" calcext:value-type="string">
            <text:p>Client comment / Decision</text:p>
          </table:table-cell>
          <table:table-cell table:style-name="ce10" office:value-type="string" calcext:value-type="string">
            <text:p>Pull request / Commit</text:p>
          </table:table-cell>
          <table:table-cell table:style-name="ce10" office:value-type="string" calcext:value-type="string">
            <text:p>Status</text:p>
          </table:table-cell>
          <table:table-cell table:number-columns-repeated="52"/>
        </table:table-row>
        <table:table-row table:style-name="ro2">
          <table:table-cell table:style-name="ce11" table:formula="of:=HYPERLINK(&quot;https://docs.google.com/spreadsheets/d/1KkMosNoOaJzCeldEx2oyU3mKlZH8207Sqn-a3GTrsOo/edit&quot;; &quot;DVP.sol&quot;)" office:value-type="string" office:string-value="DVP.sol" calcext:value-type="string">
            <text:p>DVP.sol</text:p>
          </table:table-cell>
          <table:table-cell table:style-name="ce12" office:value-type="string" calcext:value-type="string">
            <text:p>10–11</text:p>
          </table:table-cell>
          <table:table-cell table:style-name="ce13" office:value-type="string" calcext:value-type="string">
            <text:p>10import "@openzeppelin/contracts-upgradeable/token/ERC721/ERC721Upgradeable.sol";</text:p>
            <text:p>11import "@openzeppelin/contracts-upgradeable/token/ERC721/IERC721ReceiverUpgradeable.sol";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content-validation-name="val1" office:value-type="string" calcext:value-type="string">
            <text:p>Minor</text:p>
          </table:table-cell>
          <table:table-cell table:style-name="ce15" table:content-validation-name="val2" office:value-type="string" calcext:value-type="string">
            <text:p>Procedural</text:p>
          </table:table-cell>
          <table:table-cell table:style-name="ce12"/>
          <table:table-cell table:style-name="ce18" office:value-type="string" calcext:value-type="string">
            <text:p>These imports are not used.</text:p>
          </table:table-cell>
          <table:table-cell table:style-name="ce19"/>
          <table:table-cell table:style-name="ce25" office:value-type="string" calcext:value-type="string">
            <text:p>The unused imports were removed</text:p>
          </table:table-cell>
          <table:table-cell table:style-name="ce12" office:value-type="string" calcext:value-type="string">
            <text:p><text:a xlink:href="https://github.com/CMTA/DVP/pull/18" xlink:type="simple">pull/18</text:a> / <text:a xlink:href="https://github.com/CMTA/DVP/commit/823cdea789c209801108b165c77492a4d4d068af" xlink:type="simple">commit</text:a></text:p>
          </table:table-cell>
          <table:table-cell table:style-name="ce12" table:content-validation-name="val3" office:value-type="string" calcext:value-type="string">
            <text:p>Fixed</text:p>
          </table:table-cell>
          <table:table-cell table:number-columns-repeated="52"/>
        </table:table-row>
        <table:table-row table:style-name="ro3">
          <table:table-cell table:style-name="ce11" table:formula="of:=HYPERLINK(&quot;https://docs.google.com/spreadsheets/d/1KkMosNoOaJzCeldEx2oyU3mKlZH8207Sqn-a3GTrsOo/edit&quot;; &quot;DVP.sol&quot;)" office:value-type="string" office:string-value="DVP.sol" calcext:value-type="string">
            <text:p>DVP.sol</text:p>
          </table:table-cell>
          <table:table-cell table:style-name="ce12" office:value-type="float" office:value="34" calcext:value-type="float">
            <text:p>34</text:p>
          </table:table-cell>
          <table:table-cell table:style-name="ce13" office:value-type="string" calcext:value-type="string">
            <text:p>34    address private potAddress;</text:p>
            <text:p/>
          </table:table-cell>
          <table:table-cell table:style-name="ce12" office:value-type="float" office:value="2" calcext:value-type="float">
            <text:p>2</text:p>
          </table:table-cell>
          <table:table-cell table:style-name="ce12" table:content-validation-name="val1" office:value-type="string" calcext:value-type="string">
            <text:p>Minor</text:p>
          </table:table-cell>
          <table:table-cell table:style-name="ce15" table:content-validation-name="val2" office:value-type="string" calcext:value-type="string">
            <text:p>Bad datatype</text:p>
          </table:table-cell>
          <table:table-cell table:style-name="ce12"/>
          <table:table-cell table:style-name="ce18" office:value-type="string" calcext:value-type="string">
            <text:p>The type of this variable should be "IPOT".</text:p>
          </table:table-cell>
          <table:table-cell table:style-name="ce19"/>
          <table:table-cell table:style-name="ce25" office:value-type="string" calcext:value-type="string">
            <text:p><text:span text:style-name="T1">Proposed changes were implemented</text:span></text:p>
            <text:p/>
          </table:table-cell>
          <table:table-cell table:style-name="ce12" office:value-type="string" calcext:value-type="string">
            <text:p><text:a xlink:href="https://github.com/CMTA/DVP/pull/18" xlink:type="simple">pull/18</text:a> / <text:a xlink:href="https://github.com/CMTA/DVP/commit/6e0b332d7f4d78a495692554d70c05e7246a089f" xlink:type="simple">commit</text:a></text:p>
          </table:table-cell>
          <table:table-cell table:style-name="ce12" table:content-validation-name="val3" office:value-type="string" calcext:value-type="string">
            <text:p>Fixed</text:p>
          </table:table-cell>
          <table:table-cell table:number-columns-repeated="52"/>
        </table:table-row>
        <table:table-row table:style-name="ro3">
          <table:table-cell table:style-name="ce11" table:formula="of:=HYPERLINK(&quot;https://docs.google.com/spreadsheets/d/1KkMosNoOaJzCeldEx2oyU3mKlZH8207Sqn-a3GTrsOo/edit&quot;; &quot;DVP.sol&quot;)" office:value-type="string" office:string-value="DVP.sol" calcext:value-type="string">
            <text:p>DVP.sol</text:p>
          </table:table-cell>
          <table:table-cell table:style-name="ce12" office:value-type="string" calcext:value-type="string">
            <text:p>44, 305</text:p>
          </table:table-cell>
          <table:table-cell table:style-name="ce13" office:value-type="string" calcext:value-type="string">
            <text:p>44    function initialize(address _potAddress)</text:p>
            <text:p>305    function setPotAddress(address _potAddress)</text:p>
            <text:p/>
          </table:table-cell>
          <table:table-cell table:style-name="ce12" office:value-type="float" office:value="3" calcext:value-type="float">
            <text:p>3</text:p>
          </table:table-cell>
          <table:table-cell table:style-name="ce12" table:content-validation-name="val1" office:value-type="string" calcext:value-type="string">
            <text:p>Minor</text:p>
          </table:table-cell>
          <table:table-cell table:style-name="ce15" table:content-validation-name="val2" office:value-type="string" calcext:value-type="string">
            <text:p>Bad datatype</text:p>
          </table:table-cell>
          <table:table-cell table:style-name="ce12"/>
          <table:table-cell table:style-name="ce18" office:value-type="string" calcext:value-type="string">
            <text:p>The type of the "_potAddress" argument should be "IPOT".</text:p>
          </table:table-cell>
          <table:table-cell table:style-name="ce19"/>
          <table:table-cell table:style-name="ce25" office:value-type="string" calcext:value-type="string">
            <text:p><text:span text:style-name="T2">Proposed changes were</text:span><text:span text:style-name="T3"> implemented</text:span></text:p>
            <text:p/>
          </table:table-cell>
          <table:table-cell table:style-name="ce12" office:value-type="string" calcext:value-type="string">
            <text:p><text:a xlink:href="https://github.com/CMTA/DVP/pull/18" xlink:type="simple">pull/18</text:a> / <text:a xlink:href="https://github.com/CMTA/DVP/commit/6e0b332d7f4d78a495692554d70c05e7246a089f" xlink:type="simple">commit</text:a></text:p>
          </table:table-cell>
          <table:table-cell table:style-name="ce12" table:content-validation-name="val3" office:value-type="string" calcext:value-type="string">
            <text:p>Fixed</text:p>
          </table:table-cell>
          <table:table-cell table:number-columns-repeated="52"/>
        </table:table-row>
        <table:table-row table:style-name="ro4">
          <table:table-cell table:style-name="ce11" table:formula="of:=HYPERLINK(&quot;https://docs.google.com/spreadsheets/d/1KkMosNoOaJzCeldEx2oyU3mKlZH8207Sqn-a3GTrsOo/edit&quot;; &quot;DVP.sol&quot;)" office:value-type="string" office:string-value="DVP.sol" calcext:value-type="string">
            <text:p>DVP.sol</text:p>
          </table:table-cell>
          <table:table-cell table:style-name="ce12" office:value-type="string" calcext:value-type="string">
            <text:p>51–53</text:p>
          </table:table-cell>
          <table:table-cell table:style-name="ce13" office:value-type="string" calcext:value-type="string">
            <text:p>51        __Pausable_init();</text:p>
            <text:p>52        __Ownable_init();</text:p>
            <text:p>53        __UUPSUpgradeable_init();</text:p>
            <text:p/>
          </table:table-cell>
          <table:table-cell table:style-name="ce12" office:value-type="float" office:value="4" calcext:value-type="float">
            <text:p>4</text:p>
          </table:table-cell>
          <table:table-cell table:style-name="ce12" table:content-validation-name="val1" office:value-type="string" calcext:value-type="string">
            <text:p>Minor</text:p>
          </table:table-cell>
          <table:table-cell table:style-name="ce15" table:content-validation-name="val2" office:value-type="string" calcext:value-type="string">
            <text:p>Unclear behavior</text:p>
          </table:table-cell>
          <table:table-cell table:style-name="ce12"/>
          <table:table-cell table:style-name="ce18" office:value-type="string" calcext:value-type="string">
            <text:p>Unchained functions should be used here.</text:p>
          </table:table-cell>
          <table:table-cell table:style-name="ce19"/>
          <table:table-cell table:style-name="ce25" office:value-type="string" calcext:value-type="string">
            <text:p><text:span text:style-name="T2">Proposed changes were</text:span><text:span text:style-name="T3"> implemented.</text:span></text:p>
            <text:p/>
          </table:table-cell>
          <table:table-cell table:style-name="ce12" office:value-type="string" calcext:value-type="string">
            <text:p><text:a xlink:href="https://github.com/CMTA/DVP/pull/18" xlink:type="simple">pull/18</text:a> / <text:a xlink:href="https://github.com/CMTA/DVP/commit/6a2e665e67e601ce6b25040736cab945c79360eb" xlink:type="simple">commit</text:a></text:p>
          </table:table-cell>
          <table:table-cell table:style-name="ce12" table:content-validation-name="val3" office:value-type="string" calcext:value-type="string">
            <text:p>Fixed</text:p>
          </table:table-cell>
          <table:table-cell table:number-columns-repeated="52"/>
        </table:table-row>
        <table:table-row table:style-name="ro3">
          <table:table-cell table:style-name="ce11" table:formula="of:=HYPERLINK(&quot;https://docs.google.com/spreadsheets/d/1KkMosNoOaJzCeldEx2oyU3mKlZH8207Sqn-a3GTrsOo/edit&quot;; &quot;DVP.sol&quot;)" office:value-type="string" office:string-value="DVP.sol" calcext:value-type="string">
            <text:p>DVP.sol</text:p>
          </table:table-cell>
          <table:table-cell table:style-name="ce12" office:value-type="float" office:value="62" calcext:value-type="float">
            <text:p>62</text:p>
          </table:table-cell>
          <table:table-cell table:style-name="ce13" office:value-type="string" calcext:value-type="string">
            <text:p>62    {}</text:p>
            <text:p/>
          </table:table-cell>
          <table:table-cell table:style-name="ce12" office:value-type="float" office:value="5" calcext:value-type="float">
            <text:p>5</text:p>
          </table:table-cell>
          <table:table-cell table:style-name="ce12" table:content-validation-name="val1" office:value-type="string" calcext:value-type="string">
            <text:p>Minor</text:p>
          </table:table-cell>
          <table:table-cell table:style-name="ce15" table:content-validation-name="val2" office:value-type="string" calcext:value-type="string">
            <text:p>Documentation</text:p>
          </table:table-cell>
          <table:table-cell table:style-name="ce12"/>
          <table:table-cell table:style-name="ce18" office:value-type="string" calcext:value-type="string">
            <text:p>It is a good practice to put a comment into an empty block to explain why the block is empty.</text:p>
          </table:table-cell>
          <table:table-cell table:style-name="ce19"/>
          <table:table-cell table:style-name="ce25" office:value-type="string" calcext:value-type="string">
            <text:p><text:span text:style-name="T2">Proposed changes were</text:span><text:span text:style-name="T3"> implemented by adding a comment inside the block</text:span></text:p>
          </table:table-cell>
          <table:table-cell table:style-name="ce12" office:value-type="string" calcext:value-type="string">
            <text:p><text:a xlink:href="https://github.com/CMTA/DVP/pull/18" xlink:type="simple">pull/18</text:a> / <text:a xlink:href="https://github.com/CMTA/DVP/commit/974cccc0d681834940e28299723c15818c7ef116" xlink:type="simple">commit</text:a></text:p>
          </table:table-cell>
          <table:table-cell table:style-name="ce12" table:content-validation-name="val3" office:value-type="string" calcext:value-type="string">
            <text:p>Fixed</text:p>
          </table:table-cell>
          <table:table-cell table:number-columns-repeated="52"/>
        </table:table-row>
        <table:table-row table:style-name="ro5">
          <table:table-cell table:style-name="ce11" table:formula="of:=HYPERLINK(&quot;https://docs.google.com/spreadsheets/d/1KkMosNoOaJzCeldEx2oyU3mKlZH8207Sqn-a3GTrsOo/edit&quot;; &quot;DVP.sol&quot;)" office:value-type="string" office:string-value="DVP.sol" calcext:value-type="string">
            <text:p>DVP.sol</text:p>
          </table:table-cell>
          <table:table-cell table:style-name="ce12" office:value-type="string" calcext:value-type="string">
            <text:p>67, 72, 77</text:p>
          </table:table-cell>
          <table:table-cell table:style-name="ce13" office:value-type="string" calcext:value-type="string">
            <text:p>67    event DeliveryConfirmed(uint256 indexed _tokenId, address _numAt);</text:p>
            <text:p>72    event DeliveryExecuted(uint256 indexed _tokenId, address _numAt, address to);</text:p>
            <text:p>77    event SettlementCanceled(uint256 indexed _tokenId, address _numAt, address to);</text:p>
            <text:p/>
          </table:table-cell>
          <table:table-cell table:style-name="ce12" office:value-type="float" office:value="6" calcext:value-type="float">
            <text:p>6</text:p>
          </table:table-cell>
          <table:table-cell table:style-name="ce12" table:content-validation-name="val1" office:value-type="string" calcext:value-type="string">
            <text:p>Minor</text:p>
          </table:table-cell>
          <table:table-cell table:style-name="ce15" table:content-validation-name="val2" office:value-type="string" calcext:value-type="string">
            <text:p>Suboptimal</text:p>
          </table:table-cell>
          <table:table-cell table:style-name="ce12"/>
          <table:table-cell table:style-name="ce18" office:value-type="string" calcext:value-type="string">
            <text:p>All the parameters should be indexed.</text:p>
          </table:table-cell>
          <table:table-cell table:style-name="ce19"/>
          <table:table-cell table:style-name="ce25" office:value-type="string" calcext:value-type="string">
            <text:p><text:span text:style-name="T2">Proposed changes were</text:span><text:span text:style-name="T3"> implemented</text:span></text:p>
            <text:p/>
          </table:table-cell>
          <table:table-cell table:style-name="ce12" office:value-type="string" calcext:value-type="string">
            <text:p><text:a xlink:href="https://github.com/CMTA/DVP/pull/18" xlink:type="simple">pull/18</text:a> <text:a xlink:href="https://github.com/CMTA/DVP/commit/7c9cf55b9bd17dfe4bf56b66091c60f3c5540aa6" xlink:type="simple">commit</text:a></text:p>
          </table:table-cell>
          <table:table-cell table:style-name="ce12" table:content-validation-name="val3" office:value-type="string" calcext:value-type="string">
            <text:p>Fixed</text:p>
          </table:table-cell>
          <table:table-cell table:number-columns-repeated="52"/>
        </table:table-row>
        <table:table-row table:style-name="ro5">
          <table:table-cell table:style-name="ce11" table:formula="of:=HYPERLINK(&quot;https://docs.google.com/spreadsheets/d/1KkMosNoOaJzCeldEx2oyU3mKlZH8207Sqn-a3GTrsOo/edit&quot;; &quot;DVP.sol&quot;)" office:value-type="string" office:string-value="DVP.sol" calcext:value-type="string">
            <text:p>DVP.sol</text:p>
          </table:table-cell>
          <table:table-cell table:style-name="ce12" office:value-type="string" calcext:value-type="string">
            <text:p>67, 72, 77</text:p>
          </table:table-cell>
          <table:table-cell table:style-name="ce13" office:value-type="string" calcext:value-type="string">
            <text:p>67    event DeliveryConfirmed(uint256 indexed _tokenId, address _numAt);</text:p>
            <text:p>72    event DeliveryExecuted(uint256 indexed _tokenId, address _numAt, address to);</text:p>
            <text:p>77    event SettlementCanceled(uint256 indexed _tokenId, address _numAt, address to);</text:p>
            <text:p/>
          </table:table-cell>
          <table:table-cell table:style-name="ce12" office:value-type="float" office:value="7" calcext:value-type="float">
            <text:p>7</text:p>
          </table:table-cell>
          <table:table-cell table:style-name="ce12" table:content-validation-name="val1" office:value-type="string" calcext:value-type="string">
            <text:p>Minor</text:p>
          </table:table-cell>
          <table:table-cell table:style-name="ce15" table:content-validation-name="val2" office:value-type="string" calcext:value-type="string">
            <text:p>Documentation</text:p>
          </table:table-cell>
          <table:table-cell table:style-name="ce12"/>
          <table:table-cell table:style-name="ce18" office:value-type="string" calcext:value-type="string">
            <text:p>The semantics of the "_numAt" parameters is unclear. </text:p>
          </table:table-cell>
          <table:table-cell table:style-name="ce23" office:value-type="string" calcext:value-type="string">
            <text:p>Consider documenting.</text:p>
          </table:table-cell>
          <table:table-cell table:style-name="ce25" office:value-type="string" calcext:value-type="string">
            <text:p>The variable was renamed with a clearer name instead of adding documentation</text:p>
          </table:table-cell>
          <table:table-cell table:style-name="ce12" office:value-type="string" calcext:value-type="string">
            <text:p><text:a xlink:href="https://github.com/CMTA/DVP/pull/18" xlink:type="simple">pull/18</text:a> / <text:a xlink:href="https://github.com/CMTA/DVP/commit/55b85bbb3468a0035dcf5188364c1ab30189b46b" xlink:type="simple">commit</text:a></text:p>
          </table:table-cell>
          <table:table-cell table:style-name="ce12" table:content-validation-name="val3" office:value-type="string" calcext:value-type="string">
            <text:p>Fixed</text:p>
          </table:table-cell>
          <table:table-cell table:number-columns-repeated="52"/>
        </table:table-row>
        <table:table-row table:style-name="ro6">
          <table:table-cell table:style-name="ce11" table:formula="of:=HYPERLINK(&quot;https://docs.google.com/spreadsheets/d/1KkMosNoOaJzCeldEx2oyU3mKlZH8207Sqn-a3GTrsOo/edit&quot;; &quot;DVP.sol&quot;)" office:value-type="string" office:string-value="DVP.sol" calcext:value-type="string">
            <text:p>DVP.sol</text:p>
          </table:table-cell>
          <table:table-cell table:style-name="ce12" office:value-type="string" calcext:value-type="string">
            <text:p>89–90, 111, 113, 116</text:p>
          </table:table-cell>
          <table:table-cell table:style-name="ce13" office:value-type="string" calcext:value-type="string">
            <text:p>89        address owner = IPOT(potAddress).ownerOf(tokenId);</text:p>
            <text:p>90        IPOT.potStatus potStatus = IPOT(potAddress).getStatus(tokenId);</text:p>
            <text:p>111        address assetTokenAddress = IPOT(potAddress).getDealDetailAddress(tokenId);</text:p>
            <text:p>113        address receiver = IPOT(potAddress).getReceiver(tokenId);</text:p>
            <text:p>116        uint256 numAssetTokensForSettlement = IPOT(potAddress).getDealDetailNum(tokenId);</text:p>
            <text:p/>
          </table:table-cell>
          <table:table-cell table:style-name="ce12" office:value-type="float" office:value="8" calcext:value-type="float">
            <text:p>8</text:p>
          </table:table-cell>
          <table:table-cell table:style-name="ce12" table:content-validation-name="val1" office:value-type="string" calcext:value-type="string">
            <text:p>Minor</text:p>
          </table:table-cell>
          <table:table-cell table:style-name="ce15" table:content-validation-name="val2" office:value-type="string" calcext:value-type="string">
            <text:p>Suboptimal</text:p>
          </table:table-cell>
          <table:table-cell table:style-name="ce12"/>
          <table:table-cell table:style-name="ce18" office:value-type="string" calcext:value-type="string">
            <text:p>Several external calls to the same contract are performed in the same function. <text:s/>This could consume lots of gas. <text:s/></text:p>
          </table:table-cell>
          <table:table-cell table:style-name="ce23" office:value-type="string" calcext:value-type="string">
            <text:p>Consider implementing a single getter function in the "IPOT" interface to fetch all the needed information in one call.</text:p>
          </table:table-cell>
          <table:table-cell table:style-name="ce25" office:value-type="string" calcext:value-type="string">
            <text:p>Declare a function getDetails (replace getDetailsForSettlement) and use it to fetch all the needed information in one call.</text:p>
          </table:table-cell>
          <table:table-cell table:style-name="ce12" office:value-type="string" calcext:value-type="string">
            <text:p><text:a xlink:href="https://github.com/CMTA/DVP/pull/18" xlink:type="simple">pull/18</text:a>  <text:a xlink:href="https://github.com/CMTA/DVP/commit/af63911fc5b92e6d18b80fe14c15f94685277891" xlink:type="simple">commit</text:a></text:p>
          </table:table-cell>
          <table:table-cell table:style-name="ce12" table:content-validation-name="val3" office:value-type="string" calcext:value-type="string">
            <text:p>Fixed</text:p>
          </table:table-cell>
          <table:table-cell table:number-columns-repeated="52"/>
        </table:table-row>
        <table:table-row table:style-name="ro3">
          <table:table-cell table:style-name="ce11" table:formula="of:=HYPERLINK(&quot;https://docs.google.com/spreadsheets/d/1KkMosNoOaJzCeldEx2oyU3mKlZH8207Sqn-a3GTrsOo/edit&quot;; &quot;DVP.sol&quot;)" office:value-type="string" office:string-value="DVP.sol" calcext:value-type="string">
            <text:p>DVP.sol</text:p>
          </table:table-cell>
          <table:table-cell table:style-name="ce12" office:value-type="float" office:value="93" calcext:value-type="float">
            <text:p>93</text:p>
          </table:table-cell>
          <table:table-cell table:style-name="ce13" office:value-type="string" calcext:value-type="string">
            <text:p>93        console.log("[DVP] DVP.checkDeliveryForPot(", tokenId, ")");</text:p>
            <text:p/>
          </table:table-cell>
          <table:table-cell table:style-name="ce12" office:value-type="float" office:value="9" calcext:value-type="float">
            <text:p>9</text:p>
          </table:table-cell>
          <table:table-cell table:style-name="ce12" table:content-validation-name="val1" office:value-type="string" calcext:value-type="string">
            <text:p>Minor</text:p>
          </table:table-cell>
          <table:table-cell table:style-name="ce15" table:content-validation-name="val2" office:value-type="string" calcext:value-type="string">
            <text:p>Suboptimal</text:p>
          </table:table-cell>
          <table:table-cell table:style-name="ce12"/>
          <table:table-cell table:style-name="ce18" office:value-type="string" calcext:value-type="string">
            <text:p>This should be logged at the very beginning of the function..</text:p>
          </table:table-cell>
          <table:table-cell table:style-name="ce19"/>
          <table:table-cell table:style-name="ce25" office:value-type="string" calcext:value-type="string">
            <text:p><text:span text:style-name="T1">Proposed changes were implemented</text:span></text:p>
            <text:p/>
          </table:table-cell>
          <table:table-cell table:style-name="ce12" office:value-type="string" calcext:value-type="string">
            <text:p><text:a xlink:href="https://github.com/CMTA/DVP/pull/18" xlink:type="simple">pull/18</text:a> <text:a xlink:href="https://github.com/CMTA/DVP/commit/1406fdefc872089919d604579a856be0032c9191" xlink:type="simple">commit</text:a> </text:p>
          </table:table-cell>
          <table:table-cell table:style-name="ce12" table:content-validation-name="val3" office:value-type="string" calcext:value-type="string">
            <text:p>Fixed</text:p>
          </table:table-cell>
          <table:table-cell table:number-columns-repeated="52"/>
        </table:table-row>
        <table:table-row table:style-name="ro7">
          <table:table-cell table:style-name="ce11" table:formula="of:=HYPERLINK(&quot;https://docs.google.com/spreadsheets/d/1KkMosNoOaJzCeldEx2oyU3mKlZH8207Sqn-a3GTrsOo/edit&quot;; &quot;DVP.sol&quot;)" office:value-type="string" office:string-value="DVP.sol" calcext:value-type="string">
            <text:p>DVP.sol</text:p>
          </table:table-cell>
          <table:table-cell table:style-name="ce12" office:value-type="string" calcext:value-type="string">
            <text:p>114, 117, 141, 185, 208, 252, 270</text:p>
          </table:table-cell>
          <table:table-cell table:style-name="ce13" office:value-type="string" calcext:value-type="string">
            <text:p>114        uint256 allowance = IERC20Upgradeable(assetTokenAddress).allowance(receiver, address(this));</text:p>
            <text:p>117        uint256 numAssetTokensOfReceiver = IERC20Upgradeable(assetTokenAddress).balanceOf(receiver);</text:p>
            <text:p>141        IERC20Upgradeable(assetTokenAddress).transferFrom(receiver, address(this), numAssetTokensForSettlement);</text:p>
            <text:p>185        uint256 numAssetTokensOfDvP = IERC20Upgradeable(assetTokenAddress).balanceOf(address(this));</text:p>
            <text:p>208        IERC20Upgradeable(assetTokenAddress).transfer(sender, numAssetTokensForSettlement);</text:p>
            <text:p>252        uint256 numAssetTokensOfDvP = IERC20Upgradeable(assetTokenAddress).balanceOf(address(this));</text:p>
            <text:p>270        IERC20Upgradeable(assetTokenAddress).transfer(receiver, numAssetTokensForSettlement);</text:p>
            <text:p/>
          </table:table-cell>
          <table:table-cell table:style-name="ce12" office:value-type="float" office:value="10" calcext:value-type="float">
            <text:p>10</text:p>
          </table:table-cell>
          <table:table-cell table:style-name="ce12" table:content-validation-name="val1" office:value-type="string" calcext:value-type="string">
            <text:p>Minor</text:p>
          </table:table-cell>
          <table:table-cell table:style-name="ce15" table:content-validation-name="val2" office:value-type="string" calcext:value-type="string">
            <text:p>Bad datatype</text:p>
          </table:table-cell>
          <table:table-cell table:style-name="ce12"/>
          <table:table-cell table:style-name="ce18" office:value-type="string" calcext:value-type="string">
            <text:p>The asset token doesn't have to be upgradeable. <text:s/></text:p>
          </table:table-cell>
          <table:table-cell table:style-name="ce23" office:value-type="string" calcext:value-type="string">
            <text:p>Consider converting to "IERC20".</text:p>
          </table:table-cell>
          <table:table-cell table:style-name="ce25" office:value-type="string" calcext:value-type="string">
            <text:p><text:span text:style-name="T1">Proposed changes were implemented</text:span></text:p>
            <text:p/>
          </table:table-cell>
          <table:table-cell table:style-name="ce12" office:value-type="string" calcext:value-type="string">
            <text:p><text:a xlink:href="https://github.com/CMTA/DVP/pull/18" xlink:type="simple">pull/18</text:a> <text:a xlink:href="https://github.com/CMTA/DVP/commit/bddf0d95b9f5f8257b1ff9ab447d1e1632af2ece" xlink:type="simple">commit</text:a></text:p>
          </table:table-cell>
          <table:table-cell table:style-name="ce12" table:content-validation-name="val3" office:value-type="string" calcext:value-type="string">
            <text:p>Fixed</text:p>
          </table:table-cell>
          <table:table-cell table:number-columns-repeated="52"/>
        </table:table-row>
        <table:table-row table:style-name="ro3">
          <table:table-cell table:style-name="ce11" table:formula="of:=HYPERLINK(&quot;https://docs.google.com/spreadsheets/d/1KkMosNoOaJzCeldEx2oyU3mKlZH8207Sqn-a3GTrsOo/edit&quot;; &quot;DVP.sol&quot;)" office:value-type="string" office:string-value="DVP.sol" calcext:value-type="string">
            <text:p>DVP.sol</text:p>
          </table:table-cell>
          <table:table-cell table:style-name="ce12" office:value-type="float" office:value="114" calcext:value-type="float">
            <text:p>114</text:p>
          </table:table-cell>
          <table:table-cell table:style-name="ce13" office:value-type="string" calcext:value-type="string">
            <text:p>114        uint256 allowance = IERC20Upgradeable(assetTokenAddress).allowance(receiver, address(this));</text:p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12" table:content-validation-name="val1" office:value-type="string" calcext:value-type="string">
            <text:p>Minor</text:p>
          </table:table-cell>
          <table:table-cell table:style-name="ce15" table:content-validation-name="val2" office:value-type="string" calcext:value-type="string">
            <text:p>Suboptimal</text:p>
          </table:table-cell>
          <table:table-cell table:style-name="ce12"/>
          <table:table-cell table:style-name="ce18" office:value-type="string" calcext:value-type="string">
            <text:p>Obtaining the allowance amount here seems redundant. <text:s/></text:p>
          </table:table-cell>
          <table:table-cell table:style-name="ce23" office:value-type="string" calcext:value-type="string">
            <text:p>Just try to transfer tokens and the token contract will do proper allowance check.</text:p>
          </table:table-cell>
          <table:table-cell table:style-name="ce25" office:value-type="string" calcext:value-type="string">
            <text:p>The call to get the allowance and the check of this one was removed</text:p>
          </table:table-cell>
          <table:table-cell table:style-name="ce12" office:value-type="string" calcext:value-type="string">
            <text:p><text:a xlink:href="https://github.com/CMTA/DVP/pull/18" xlink:type="simple">pull/18</text:a> / <text:a xlink:href="https://github.com/CMTA/DVP/commit/c493d42e2bc18d50448c2a102916c463061f6c49" xlink:type="simple">commit</text:a></text:p>
          </table:table-cell>
          <table:table-cell table:style-name="ce12" table:content-validation-name="val3" office:value-type="string" calcext:value-type="string">
            <text:p>Fixed</text:p>
          </table:table-cell>
          <table:table-cell table:number-columns-repeated="52"/>
        </table:table-row>
        <table:table-row table:style-name="ro3">
          <table:table-cell table:style-name="ce11" table:formula="of:=HYPERLINK(&quot;https://docs.google.com/spreadsheets/d/1KkMosNoOaJzCeldEx2oyU3mKlZH8207Sqn-a3GTrsOo/edit&quot;; &quot;DVP.sol&quot;)" office:value-type="string" office:string-value="DVP.sol" calcext:value-type="string">
            <text:p>DVP.sol</text:p>
          </table:table-cell>
          <table:table-cell table:style-name="ce12" office:value-type="float" office:value="117" calcext:value-type="float">
            <text:p>117</text:p>
          </table:table-cell>
          <table:table-cell table:style-name="ce13" office:value-type="string" calcext:value-type="string">
            <text:p>117        uint256 numAssetTokensOfReceiver = IERC20Upgradeable(assetTokenAddress).balanceOf(receiver);</text:p>
            <text:p/>
          </table:table-cell>
          <table:table-cell table:style-name="ce12" office:value-type="float" office:value="12" calcext:value-type="float">
            <text:p>12</text:p>
          </table:table-cell>
          <table:table-cell table:style-name="ce12" table:content-validation-name="val1" office:value-type="string" calcext:value-type="string">
            <text:p>Minor</text:p>
          </table:table-cell>
          <table:table-cell table:style-name="ce15" table:content-validation-name="val2" office:value-type="string" calcext:value-type="string">
            <text:p>Suboptimal</text:p>
          </table:table-cell>
          <table:table-cell table:style-name="ce12"/>
          <table:table-cell table:style-name="ce18" office:value-type="string" calcext:value-type="string">
            <text:p>Obtaining the balance amount here seems redundant. <text:s/></text:p>
          </table:table-cell>
          <table:table-cell table:style-name="ce23" office:value-type="string" calcext:value-type="string">
            <text:p>Just try to transfer tokens and the token contract will do proper balance check.</text:p>
          </table:table-cell>
          <table:table-cell table:style-name="ce25" office:value-type="string" calcext:value-type="string">
            <text:p>The call to get the balance and the check of this one was removed</text:p>
          </table:table-cell>
          <table:table-cell table:style-name="ce12" office:value-type="string" calcext:value-type="string">
            <text:p><text:a xlink:href="https://github.com/CMTA/DVP/pull/18" xlink:type="simple">pull/18</text:a> / <text:a xlink:href="https://github.com/CMTA/DVP/commit/60d712659c579882e2374e9f874c979ce15ee223" xlink:type="simple">commit</text:a></text:p>
          </table:table-cell>
          <table:table-cell table:style-name="ce12" table:content-validation-name="val3" office:value-type="string" calcext:value-type="string">
            <text:p>Fixed</text:p>
          </table:table-cell>
          <table:table-cell table:number-columns-repeated="52"/>
        </table:table-row>
        <table:table-row table:style-name="ro8">
          <table:table-cell table:style-name="ce11" table:formula="of:=HYPERLINK(&quot;https://docs.google.com/spreadsheets/d/1KkMosNoOaJzCeldEx2oyU3mKlZH8207Sqn-a3GTrsOo/edit&quot;; &quot;DVP.sol&quot;)" office:value-type="string" office:string-value="DVP.sol" calcext:value-type="string">
            <text:p>DVP.sol</text:p>
          </table:table-cell>
          <table:table-cell table:style-name="ce12" office:value-type="string" calcext:value-type="string">
            <text:p>141, 208, 270</text:p>
          </table:table-cell>
          <table:table-cell table:style-name="ce13" office:value-type="string" calcext:value-type="string">
            <text:p>141        IERC20Upgradeable(assetTokenAddress).transferFrom(receiver, address(this), numAssetTokensForSettlement);</text:p>
            <text:p>208        IERC20Upgradeable(assetTokenAddress).transfer(sender, numAssetTokensForSettlement);</text:p>
            <text:p>270        IERC20Upgradeable(assetTokenAddress).transfer(receiver, numAssetTokensForSettlement);</text:p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14" table:content-validation-name="val1" office:value-type="string" calcext:value-type="string">
            <text:p>Moderate</text:p>
          </table:table-cell>
          <table:table-cell table:style-name="ce15" table:content-validation-name="val2" office:value-type="string" calcext:value-type="string">
            <text:p>Flaw</text:p>
          </table:table-cell>
          <table:table-cell table:style-name="ce12"/>
          <table:table-cell table:style-name="ce18" office:value-type="string" calcext:value-type="string">
            <text:p>The returned value is ignored. <text:s/></text:p>
          </table:table-cell>
          <table:table-cell table:style-name="ce23" office:value-type="string" calcext:value-type="string">
            <text:p>Consider explicitly requiring the returned value to be true.</text:p>
          </table:table-cell>
          <table:table-cell table:style-name="ce25" office:value-type="string" calcext:value-type="string">
            <text:p><text:span text:style-name="T1">Proposed changes were implemented</text:span></text:p>
            <text:p/>
          </table:table-cell>
          <table:table-cell table:style-name="ce12" office:value-type="string" calcext:value-type="string">
            <text:p><text:a xlink:href="https://github.com/CMTA/DVP/pull/18" xlink:type="simple">pull/18</text:a> / <text:a xlink:href="https://github.com/CMTA/DVP/commit/d705daa2744a82789d12edc11c63597ecf18b9b3" xlink:type="simple">commit</text:a></text:p>
          </table:table-cell>
          <table:table-cell table:style-name="ce12" table:content-validation-name="val3" office:value-type="string" calcext:value-type="string">
            <text:p>Fixed</text:p>
          </table:table-cell>
          <table:table-cell table:number-columns-repeated="52"/>
        </table:table-row>
        <table:table-row table:style-name="ro6">
          <table:table-cell table:style-name="ce11" table:formula="of:=HYPERLINK(&quot;https://docs.google.com/spreadsheets/d/1KkMosNoOaJzCeldEx2oyU3mKlZH8207Sqn-a3GTrsOo/edit&quot;; &quot;DVP.sol&quot;)" office:value-type="string" office:string-value="DVP.sol" calcext:value-type="string">
            <text:p>DVP.sol</text:p>
          </table:table-cell>
          <table:table-cell table:style-name="ce12" office:value-type="string" calcext:value-type="string">
            <text:p>168, 177, 184, 187–188</text:p>
          </table:table-cell>
          <table:table-cell table:style-name="ce13" office:value-type="string" calcext:value-type="string">
            <text:p>168        IPOT.potStatus potStatus = IPOT(potAddress).getStatus(tokenId);</text:p>
            <text:p>177        address owner = IPOT(potAddress).ownerOf(tokenId);</text:p>
            <text:p>184        address assetTokenAddress = IPOT(potAddress).getDealDetailAddress(tokenId);</text:p>
            <text:p>187        uint256 numAssetTokensForSettlement = IPOT(potAddress).getDealDetailNum(tokenId);</text:p>
            <text:p>188        address sender = IPOT(potAddress).getSender(tokenId);</text:p>
            <text:p/>
          </table:table-cell>
          <table:table-cell table:style-name="ce12" office:value-type="float" office:value="14" calcext:value-type="float">
            <text:p>14</text:p>
          </table:table-cell>
          <table:table-cell table:style-name="ce12" table:content-validation-name="val1" office:value-type="string" calcext:value-type="string">
            <text:p>Minor</text:p>
          </table:table-cell>
          <table:table-cell table:style-name="ce15" table:content-validation-name="val2" office:value-type="string" calcext:value-type="string">
            <text:p>Suboptimal</text:p>
          </table:table-cell>
          <table:table-cell table:style-name="ce12"/>
          <table:table-cell table:style-name="ce18" office:value-type="string" calcext:value-type="string">
            <text:p>Several external calls to the same contract are performed in the same function. <text:s/>This could consume lots of gas. <text:s/></text:p>
          </table:table-cell>
          <table:table-cell table:style-name="ce23" office:value-type="string" calcext:value-type="string">
            <text:p>Consider implementing a single getter function in the "IPOT" interface to fetch all the needed information in one call.</text:p>
          </table:table-cell>
          <table:table-cell table:style-name="ce25" office:value-type="string" calcext:value-type="string">
            <text:p>Declare a function getDetailsForDelivery and use it to fetch all the needed information in one call.</text:p>
          </table:table-cell>
          <table:table-cell table:style-name="ce12" office:value-type="string" calcext:value-type="string">
            <text:p><text:a xlink:href="https://github.com/CMTA/DVP/pull/18" xlink:type="simple">pull/18</text:a> <text:a xlink:href="https://github.com/CMTA/DVP/commit/98bd95cbef1dc2f4c760a4473cb287f929961b9f" xlink:type="simple">commit</text:a></text:p>
          </table:table-cell>
          <table:table-cell table:style-name="ce12" table:content-validation-name="val3" office:value-type="string" calcext:value-type="string">
            <text:p>Fixed</text:p>
          </table:table-cell>
          <table:table-cell table:number-columns-repeated="52"/>
        </table:table-row>
        <table:table-row table:style-name="ro3">
          <table:table-cell table:style-name="ce11" table:formula="of:=HYPERLINK(&quot;https://docs.google.com/spreadsheets/d/1KkMosNoOaJzCeldEx2oyU3mKlZH8207Sqn-a3GTrsOo/edit&quot;; &quot;DVP.sol&quot;)" office:value-type="string" office:string-value="DVP.sol" calcext:value-type="string">
            <text:p>DVP.sol</text:p>
          </table:table-cell>
          <table:table-cell table:style-name="ce12" office:value-type="float" office:value="185" calcext:value-type="float">
            <text:p>185</text:p>
          </table:table-cell>
          <table:table-cell table:style-name="ce13" office:value-type="string" calcext:value-type="string">
            <text:p>185        uint256 numAssetTokensOfDvP = IERC20Upgradeable(assetTokenAddress).balanceOf(address(this));</text:p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12" table:content-validation-name="val1" office:value-type="string" calcext:value-type="string">
            <text:p>Minor</text:p>
          </table:table-cell>
          <table:table-cell table:style-name="ce15" table:content-validation-name="val2" office:value-type="string" calcext:value-type="string">
            <text:p>Suboptimal</text:p>
          </table:table-cell>
          <table:table-cell table:style-name="ce12"/>
          <table:table-cell table:style-name="ce18" office:value-type="string" calcext:value-type="string">
            <text:p>Obtaining the balance amount here seems redundant. <text:s/></text:p>
          </table:table-cell>
          <table:table-cell table:style-name="ce23" office:value-type="string" calcext:value-type="string">
            <text:p>Just try to transfer tokens and the token contract will do proper balance check.</text:p>
          </table:table-cell>
          <table:table-cell table:style-name="ce25" office:value-type="string" calcext:value-type="string">
            <text:p>The call to get the balance and the check of this one was removed</text:p>
          </table:table-cell>
          <table:table-cell table:style-name="ce12" office:value-type="string" calcext:value-type="string">
            <text:p><text:span text:style-name="T5"><text:a xlink:href="https://github.com/CMTA/DVP/pull/18" xlink:type="simple">pull/18</text:a></text:span><text:span text:style-name="T5">  </text:span><text:span text:style-name="T5"><text:a xlink:href="https://github.com/CMTA/DVP/commit/5eae7def8136cdd0727abd84b9ebd1d308f3abe5" xlink:type="simple">commit</text:a></text:span></text:p>
          </table:table-cell>
          <table:table-cell table:style-name="ce12" table:content-validation-name="val3" office:value-type="string" calcext:value-type="string">
            <text:p>Fixed</text:p>
          </table:table-cell>
          <table:table-cell table:number-columns-repeated="52"/>
        </table:table-row>
        <table:table-row table:style-name="ro6">
          <table:table-cell table:style-name="ce11" table:formula="of:=HYPERLINK(&quot;https://docs.google.com/spreadsheets/d/1KkMosNoOaJzCeldEx2oyU3mKlZH8207Sqn-a3GTrsOo/edit&quot;; &quot;DVP.sol&quot;)" office:value-type="string" office:string-value="DVP.sol" calcext:value-type="string">
            <text:p>DVP.sol</text:p>
          </table:table-cell>
          <table:table-cell table:style-name="ce12" office:value-type="string" calcext:value-type="string">
            <text:p>242, 248, 251, 254, 269</text:p>
          </table:table-cell>
          <table:table-cell table:style-name="ce13" office:value-type="string" calcext:value-type="string">
            <text:p>242        IPOT.potStatus potStatus = IPOT(potAddress).getStatus(tokenId);</text:p>
            <text:p>248        address owner = IPOT(potAddress).ownerOf(tokenId);</text:p>
            <text:p>251        address assetTokenAddress = IPOT(potAddress).getDealDetailAddress(tokenId);</text:p>
            <text:p>254        uint256 numAssetTokensForSettlement = IPOT(potAddress).getDealDetailNum(tokenId);</text:p>
            <text:p>269        address receiver = IPOT(potAddress).getReceiver(tokenId);</text:p>
            <text:p/>
          </table:table-cell>
          <table:table-cell table:style-name="ce12" office:value-type="float" office:value="16" calcext:value-type="float">
            <text:p>16</text:p>
          </table:table-cell>
          <table:table-cell table:style-name="ce12" table:content-validation-name="val1" office:value-type="string" calcext:value-type="string">
            <text:p>Minor</text:p>
          </table:table-cell>
          <table:table-cell table:style-name="ce15" table:content-validation-name="val2" office:value-type="string" calcext:value-type="string">
            <text:p>Suboptimal</text:p>
          </table:table-cell>
          <table:table-cell table:style-name="ce12"/>
          <table:table-cell table:style-name="ce18" office:value-type="string" calcext:value-type="string">
            <text:p>Several external calls to the same contract are performed in the same function. <text:s/>This could consume lots of gas. <text:s/></text:p>
          </table:table-cell>
          <table:table-cell table:style-name="ce23" office:value-type="string" calcext:value-type="string">
            <text:p>Consider implementing a single getter function in the "IPOT" interface to fetch all the needed information in one call.</text:p>
          </table:table-cell>
          <table:table-cell table:style-name="ce25" office:value-type="string" calcext:value-type="string">
            <text:p>Declare a function getDetailsForSettlement and use it to fetch all the needed information in one call.</text:p>
          </table:table-cell>
          <table:table-cell table:style-name="ce12" office:value-type="string" calcext:value-type="string">
            <text:p><text:a xlink:href="https://github.com/CMTA/DVP/pull/18" xlink:type="simple">pull/18</text:a> <text:a xlink:href="https://github.com/CMTA/DVP/commit/bb1c9105c22545a9f9d2b513b8ab25af1acf0241" xlink:type="simple">commit</text:a></text:p>
          </table:table-cell>
          <table:table-cell table:style-name="ce12" table:content-validation-name="val3" office:value-type="string" calcext:value-type="string">
            <text:p>Fixed</text:p>
          </table:table-cell>
          <table:table-cell table:number-columns-repeated="52"/>
        </table:table-row>
        <table:table-row table:style-name="ro3">
          <table:table-cell table:style-name="ce11" table:formula="of:=HYPERLINK(&quot;https://docs.google.com/spreadsheets/d/1KkMosNoOaJzCeldEx2oyU3mKlZH8207Sqn-a3GTrsOo/edit&quot;; &quot;DVP.sol&quot;)" office:value-type="string" office:string-value="DVP.sol" calcext:value-type="string">
            <text:p>DVP.sol</text:p>
          </table:table-cell>
          <table:table-cell table:style-name="ce12" office:value-type="float" office:value="252" calcext:value-type="float">
            <text:p>252</text:p>
          </table:table-cell>
          <table:table-cell table:style-name="ce13" office:value-type="string" calcext:value-type="string">
            <text:p>252        uint256 numAssetTokensOfDvP = IERC20Upgradeable(assetTokenAddress).balanceOf(address(this));</text:p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12" table:content-validation-name="val1" office:value-type="string" calcext:value-type="string">
            <text:p>Minor</text:p>
          </table:table-cell>
          <table:table-cell table:style-name="ce15" table:content-validation-name="val2" office:value-type="string" calcext:value-type="string">
            <text:p>Suboptimal</text:p>
          </table:table-cell>
          <table:table-cell table:style-name="ce12"/>
          <table:table-cell table:style-name="ce18" office:value-type="string" calcext:value-type="string">
            <text:p>Obtaining the balance amount here seems redundant. <text:s/></text:p>
          </table:table-cell>
          <table:table-cell table:style-name="ce23" office:value-type="string" calcext:value-type="string">
            <text:p>Just try to transfer tokens and the token contract will do proper balance check.</text:p>
          </table:table-cell>
          <table:table-cell table:style-name="ce25" office:value-type="string" calcext:value-type="string">
            <text:p>The call to get the balance and the check of this one was removed</text:p>
          </table:table-cell>
          <table:table-cell table:style-name="ce12" office:value-type="string" calcext:value-type="string">
            <text:p><text:a xlink:href="https://github.com/CMTA/DVP/pull/18" xlink:type="simple">pull/18</text:a> <text:a xlink:href="https://github.com/CMTA/DVP/commit/7615265c2b9d2a8940fbd28fb232a0cf4830456f" xlink:type="simple">commit</text:a></text:p>
          </table:table-cell>
          <table:table-cell table:style-name="ce12" table:content-validation-name="val3" office:value-type="string" calcext:value-type="string">
            <text:p>Fixed</text:p>
          </table:table-cell>
          <table:table-cell table:number-columns-repeated="52"/>
        </table:table-row>
        <table:table-row table:style-name="ro4">
          <table:table-cell table:style-name="ce11" table:formula="of:=HYPERLINK(&quot;https://docs.google.com/spreadsheets/d/1KkMosNoOaJzCeldEx2oyU3mKlZH8207Sqn-a3GTrsOo/edit&quot;; &quot;DVP.sol&quot;)" office:value-type="string" office:string-value="DVP.sol" calcext:value-type="string">
            <text:p>DVP.sol</text:p>
          </table:table-cell>
          <table:table-cell table:style-name="ce12" office:value-type="string" calcext:value-type="string">
            <text:p>287, 293</text:p>
          </table:table-cell>
          <table:table-cell table:style-name="ce13" office:value-type="string" calcext:value-type="string">
            <text:p>287        IPOT.potStatus potStatus = IPOT(potAddress).getStatus(tokenId);</text:p>
            <text:p>293        uint256 mintTime = IPOT(potAddress).getMintTime(tokenId);</text:p>
            <text:p/>
          </table:table-cell>
          <table:table-cell table:style-name="ce12" office:value-type="float" office:value="18" calcext:value-type="float">
            <text:p>18</text:p>
          </table:table-cell>
          <table:table-cell table:style-name="ce12" table:content-validation-name="val1" office:value-type="string" calcext:value-type="string">
            <text:p>Minor</text:p>
          </table:table-cell>
          <table:table-cell table:style-name="ce15" table:content-validation-name="val2" office:value-type="string" calcext:value-type="string">
            <text:p>Suboptimal</text:p>
          </table:table-cell>
          <table:table-cell table:style-name="ce12"/>
          <table:table-cell table:style-name="ce18" office:value-type="string" calcext:value-type="string">
            <text:p>Several external calls to the same contract are performed in the same function. <text:s/>This could consume lots of gas. <text:s/></text:p>
          </table:table-cell>
          <table:table-cell table:style-name="ce23" office:value-type="string" calcext:value-type="string">
            <text:p>Consider implementing a single getter function in the "IPOT" interface to fetch all the needed information in one call.</text:p>
          </table:table-cell>
          <table:table-cell table:style-name="ce25" office:value-type="string" calcext:value-type="string">
            <text:p>Declare a function getStatusAndMintTime and use it to fetch all the needed information in one call.</text:p>
          </table:table-cell>
          <table:table-cell table:style-name="ce12" office:value-type="string" calcext:value-type="string">
            <text:p><text:a xlink:href="https://github.com/CMTA/DVP/pull/18" xlink:type="simple">pull/18</text:a> <text:a xlink:href="https://github.com/CMTA/DVP/commit/1fcfd17377655b5572ef25f252081207c2427982" xlink:type="simple">commit</text:a></text:p>
          </table:table-cell>
          <table:table-cell table:style-name="ce12" table:content-validation-name="val3" office:value-type="string" calcext:value-type="string">
            <text:p>Fixed</text:p>
          </table:table-cell>
          <table:table-cell table:number-columns-repeated="52"/>
        </table:table-row>
        <table:table-row table:style-name="ro4">
          <table:table-cell table:style-name="ce11" table:formula="of:=HYPERLINK(&quot;https://docs.google.com/spreadsheets/d/1KkMosNoOaJzCeldEx2oyU3mKlZH8207Sqn-a3GTrsOo/edit&quot;; &quot;DVP.sol&quot;)" office:value-type="string" office:string-value="DVP.sol" calcext:value-type="string">
            <text:p>DVP.sol</text:p>
          </table:table-cell>
          <table:table-cell table:style-name="ce12" office:value-type="float" office:value="305" calcext:value-type="float">
            <text:p>305</text:p>
          </table:table-cell>
          <table:table-cell table:style-name="ce13" office:value-type="string" calcext:value-type="string">
            <text:p>305    function setPotAddress(address _potAddress)</text:p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12" table:content-validation-name="val1" office:value-type="string" calcext:value-type="string">
            <text:p>Minor</text:p>
          </table:table-cell>
          <table:table-cell table:style-name="ce15" table:content-validation-name="val2" office:value-type="string" calcext:value-type="string">
            <text:p>Suboptimal</text:p>
          </table:table-cell>
          <table:table-cell table:style-name="ce12"/>
          <table:table-cell table:style-name="ce18" office:value-type="string" calcext:value-type="string">
            <text:p>This function should emit some event.</text:p>
          </table:table-cell>
          <table:table-cell table:style-name="ce19"/>
          <table:table-cell table:style-name="ce25" office:value-type="string" calcext:value-type="string">
            <text:p><text:span text:style-name="T1">Proposed changes were implemented</text:span></text:p>
            <text:p><text:span text:style-name="T4">Emit the event  POTAddressChanged</text:span></text:p>
          </table:table-cell>
          <table:table-cell table:style-name="ce12" office:value-type="string" calcext:value-type="string">
            <text:p><text:a xlink:href="https://github.com/CMTA/DVP/pull/18" xlink:type="simple">pull/18</text:a> <text:a xlink:href="https://github.com/CMTA/DVP/commit/9ac5f7894264398f57dae996f6bcc7573da75715" xlink:type="simple">commit</text:a></text:p>
          </table:table-cell>
          <table:table-cell table:style-name="ce12" table:content-validation-name="val3" office:value-type="string" calcext:value-type="string">
            <text:p>Fixed</text:p>
          </table:table-cell>
          <table:table-cell table:number-columns-repeated="52"/>
        </table:table-row>
        <table:table-row table:style-name="ro9">
          <table:table-cell table:style-name="ce11" table:formula="of:=HYPERLINK(&quot;https://docs.google.com/spreadsheets/d/1KkMosNoOaJzCeldEx2oyU3mKlZH8207Sqn-a3GTrsOo/edit&quot;; &quot;DVP.sol&quot;)" office:value-type="string" office:string-value="DVP.sol" calcext:value-type="string">
            <text:p>DVP.sol</text:p>
          </table:table-cell>
          <table:table-cell table:style-name="ce12" office:value-type="float" office:value="318" calcext:value-type="float">
            <text:p>318</text:p>
          </table:table-cell>
          <table:table-cell table:style-name="ce13" office:value-type="string" calcext:value-type="string">
            <text:p>318    returns (address)</text:p>
            <text:p/>
          </table:table-cell>
          <table:table-cell table:style-name="ce12" office:value-type="float" office:value="20" calcext:value-type="float">
            <text:p>20</text:p>
          </table:table-cell>
          <table:table-cell table:style-name="ce12" table:content-validation-name="val1" office:value-type="string" calcext:value-type="string">
            <text:p>Minor</text:p>
          </table:table-cell>
          <table:table-cell table:style-name="ce15" table:content-validation-name="val2" office:value-type="string" calcext:value-type="string">
            <text:p>Bad datatype</text:p>
          </table:table-cell>
          <table:table-cell table:style-name="ce12"/>
          <table:table-cell table:style-name="ce18" office:value-type="string" calcext:value-type="string">
            <text:p>The return type should be "IPOT".</text:p>
          </table:table-cell>
          <table:table-cell table:style-name="ce19"/>
          <table:table-cell table:style-name="ce25" office:value-type="string" calcext:value-type="string">
            <text:p>The return type was modified for IPOT</text:p>
          </table:table-cell>
          <table:table-cell table:style-name="ce12" office:value-type="string" calcext:value-type="string">
            <text:p><text:a xlink:href="https://github.com/CMTA/DVP/pull/18" xlink:type="simple">pull/18</text:a> <text:a xlink:href="https://github.com/CMTA/DVP/commit/6e0b332d7f4d78a495692554d70c05e7246a089f" xlink:type="simple">commit</text:a></text:p>
          </table:table-cell>
          <table:table-cell table:style-name="ce12" table:content-validation-name="val3" office:value-type="string" calcext:value-type="string">
            <text:p>Fixed</text:p>
          </table:table-cell>
          <table:table-cell table:number-columns-repeated="52"/>
        </table:table-row>
        <table:table-row table:style-name="ro3">
          <table:table-cell table:style-name="ce11" table:formula="of:=HYPERLINK(&quot;https://docs.google.com/spreadsheets/d/1NnDvz0qA-yXTU2epdNrE23_3UGQ_wIVy9HE0eFlpiqo/edit&quot;; &quot;IPOT.sol&quot;)" office:value-type="string" office:string-value="IPOT.sol" calcext:value-type="string">
            <text:p>IPOT.sol</text:p>
          </table:table-cell>
          <table:table-cell table:style-name="ce12" office:value-type="float" office:value="2" calcext:value-type="float">
            <text:p>2</text:p>
          </table:table-cell>
          <table:table-cell table:style-name="ce13" office:value-type="string" calcext:value-type="string">
            <text:p>2pragma solidity &gt;=0.8.12 &lt;0.9.0;</text:p>
            <text:p/>
          </table:table-cell>
          <table:table-cell table:style-name="ce12" office:value-type="float" office:value="21" calcext:value-type="float">
            <text:p>21</text:p>
          </table:table-cell>
          <table:table-cell table:style-name="ce12" table:content-validation-name="val1" office:value-type="string" calcext:value-type="string">
            <text:p>Minor</text:p>
          </table:table-cell>
          <table:table-cell table:style-name="ce15" table:content-validation-name="val2" office:value-type="string" calcext:value-type="string">
            <text:p>Procedural</text:p>
          </table:table-cell>
          <table:table-cell table:style-name="ce12"/>
          <table:table-cell table:style-name="ce18" office:value-type="string" calcext:value-type="string">
            <text:p>Consider specifying as "^0.8.12" or "^0.8.0".</text:p>
          </table:table-cell>
          <table:table-cell table:style-name="ce19"/>
          <table:table-cell table:style-name="ce25" office:value-type="string" calcext:value-type="string">
            <text:p>The import is fixed to the version 0.8.17 to be consistent with DVP.sol</text:p>
          </table:table-cell>
          <table:table-cell table:style-name="ce12" office:value-type="string" calcext:value-type="string">
            <text:p><text:a xlink:href="https://github.com/CMTA/DVP/pull/18" xlink:type="simple">pull/18</text:a> <text:a xlink:href="https://github.com/CMTA/DVP/commit/e58c05dffcc25ff5961d52bc661eaf8308da915c" xlink:type="simple">commit</text:a></text:p>
          </table:table-cell>
          <table:table-cell table:style-name="ce12" table:content-validation-name="val3" office:value-type="string" calcext:value-type="string">
            <text:p>Fixed</text:p>
          </table:table-cell>
          <table:table-cell table:number-columns-repeated="52"/>
        </table:table-row>
        <table:table-row table:style-name="ro4">
          <table:table-cell table:style-name="ce11" table:formula="of:=HYPERLINK(&quot;https://docs.google.com/spreadsheets/d/1NnDvz0qA-yXTU2epdNrE23_3UGQ_wIVy9HE0eFlpiqo/edit&quot;; &quot;IPOT.sol&quot;)" office:value-type="string" office:string-value="IPOT.sol" calcext:value-type="string">
            <text:p>IPOT.sol</text:p>
          </table:table-cell>
          <table:table-cell table:style-name="ce12" office:value-type="float" office:value="4" calcext:value-type="float">
            <text:p>4</text:p>
          </table:table-cell>
          <table:table-cell table:style-name="ce13" office:value-type="string" calcext:value-type="string">
            <text:p>4import "@openzeppelin/contracts/token/ERC721/extensions/ERC721Pausable.sol";</text:p>
          </table:table-cell>
          <table:table-cell table:style-name="ce12" office:value-type="float" office:value="22" calcext:value-type="float">
            <text:p>22</text:p>
          </table:table-cell>
          <table:table-cell table:style-name="ce12" table:content-validation-name="val1" office:value-type="string" calcext:value-type="string">
            <text:p>Minor</text:p>
          </table:table-cell>
          <table:table-cell table:style-name="ce15" table:content-validation-name="val2" office:value-type="string" calcext:value-type="string">
            <text:p>Procedural</text:p>
          </table:table-cell>
          <table:table-cell table:style-name="ce12"/>
          <table:table-cell table:style-name="ce18" office:value-type="string" calcext:value-type="string">
            <text:p>Should be:</text:p>
            <text:p>import "@openzeppelin/contracts/token/ERC721/IERC721.sol";</text:p>
          </table:table-cell>
          <table:table-cell table:style-name="ce19"/>
          <table:table-cell table:style-name="ce25" office:value-type="string" calcext:value-type="string">
            <text:p><text:span text:style-name="T1">Proposed changes were implemented</text:span></text:p>
            <text:p/>
          </table:table-cell>
          <table:table-cell table:style-name="ce12" office:value-type="string" calcext:value-type="string">
            <text:p><text:a xlink:href="https://github.com/CMTA/DVP/pull/18" xlink:type="simple">pull/18</text:a> <text:a xlink:href="https://github.com/CMTA/DVP/commit/4ec2511185d9cca2be58310e072291f58e7a505d" xlink:type="simple">commit</text:a></text:p>
          </table:table-cell>
          <table:table-cell table:style-name="ce12" table:content-validation-name="val3" office:value-type="string" calcext:value-type="string">
            <text:p>Fixed</text:p>
          </table:table-cell>
          <table:table-cell table:number-columns-repeated="52"/>
        </table:table-row>
        <table:table-row table:style-name="ro10">
          <table:table-cell table:style-name="ce11" table:formula="of:=HYPERLINK(&quot;https://docs.google.com/spreadsheets/d/1NnDvz0qA-yXTU2epdNrE23_3UGQ_wIVy9HE0eFlpiqo/edit&quot;; &quot;IPOT.sol&quot;)" office:value-type="string" office:string-value="IPOT.sol" calcext:value-type="string">
            <text:p>IPOT.sol</text:p>
          </table:table-cell>
          <table:table-cell table:style-name="ce12" office:value-type="string" calcext:value-type="string">
            <text:p>15, 18, 21, 26, 31, 36, 41, 46</text:p>
          </table:table-cell>
          <table:table-cell table:style-name="ce13" office:value-type="string" calcext:value-type="string">
            <text:p>15    function initiatePayment(uint256 tokenId)</text:p>
            <text:p>18    function deactivatePot(uint256 tokenId)</text:p>
            <text:p>21    function getMintTime(uint256 _tokenId)</text:p>
            <text:p>26    function getStatus(uint256 _tokenId)</text:p>
            <text:p>31    function getSender(uint256 _tokenId)</text:p>
            <text:p>36    function getReceiver(uint256 _tokenId)</text:p>
            <text:p>41    function getDealDetailNum(uint256 _tokenId)</text:p>
            <text:p>46    function getDealDetailAddress(uint256 _tokenId)</text:p>
            <text:p/>
          </table:table-cell>
          <table:table-cell table:style-name="ce12" office:value-type="float" office:value="23" calcext:value-type="float">
            <text:p>23</text:p>
          </table:table-cell>
          <table:table-cell table:style-name="ce12" table:content-validation-name="val1" office:value-type="string" calcext:value-type="string">
            <text:p>Minor</text:p>
          </table:table-cell>
          <table:table-cell table:style-name="ce15" table:content-validation-name="val2" office:value-type="string" calcext:value-type="string">
            <text:p>Readability</text:p>
          </table:table-cell>
          <table:table-cell table:style-name="ce12"/>
          <table:table-cell table:style-name="ce18" office:value-type="string" calcext:value-type="string">
            <text:p>In some cases argument names are prefixed with underscore, while in other cases they are not. <text:s/></text:p>
          </table:table-cell>
          <table:table-cell table:style-name="ce23" office:value-type="string" calcext:value-type="string">
            <text:p>Consider using a consistent naming schema.</text:p>
          </table:table-cell>
          <table:table-cell table:style-name="ce25" office:value-type="string" calcext:value-type="string">
            <text:p>Add a prefix with underscore to all arguments</text:p>
          </table:table-cell>
          <table:table-cell table:style-name="ce12" office:value-type="string" calcext:value-type="string">
            <text:p><text:a xlink:href="https://github.com/CMTA/DVP/pull/18" xlink:type="simple">pull/18</text:a> <text:a xlink:href="https://github.com/CMTA/DVP/commit/3c8baadf17f00e17525fa19e4803c72a050219c5" xlink:type="simple">commit</text:a></text:p>
          </table:table-cell>
          <table:table-cell table:style-name="ce12" table:content-validation-name="val3" office:value-type="string" calcext:value-type="string">
            <text:p>Fixed</text:p>
          </table:table-cell>
          <table:table-cell table:number-columns-repeated="52"/>
        </table:table-row>
        <table:table-row table:style-name="ro3">
          <table:table-cell table:style-name="ce11" table:formula="of:=HYPERLINK(&quot;https://docs.google.com/spreadsheets/d/1NnDvz0qA-yXTU2epdNrE23_3UGQ_wIVy9HE0eFlpiqo/edit&quot;; &quot;IPOT.sol&quot;)" office:value-type="string" office:string-value="IPOT.sol" calcext:value-type="string">
            <text:p>IPOT.sol</text:p>
          </table:table-cell>
          <table:table-cell table:style-name="ce12" office:value-type="string" calcext:value-type="string">
            <text:p>15, 18</text:p>
          </table:table-cell>
          <table:table-cell table:style-name="ce13" office:value-type="string" calcext:value-type="string">
            <text:p>15    function initiatePayment(uint256 tokenId)</text:p>
            <text:p>18    function deactivatePot(uint256 tokenId)</text:p>
            <text:p/>
          </table:table-cell>
          <table:table-cell table:style-name="ce12" office:value-type="float" office:value="24" calcext:value-type="float">
            <text:p>24</text:p>
          </table:table-cell>
          <table:table-cell table:style-name="ce12" table:content-validation-name="val1" office:value-type="string" calcext:value-type="string">
            <text:p>Minor</text:p>
          </table:table-cell>
          <table:table-cell table:style-name="ce15" table:content-validation-name="val2" office:value-type="string" calcext:value-type="string">
            <text:p>Procedural</text:p>
          </table:table-cell>
          <table:table-cell table:style-name="ce12"/>
          <table:table-cell table:style-name="ce18" office:value-type="string" calcext:value-type="string">
            <text:p>These functions should emit some events and these events should be declared in this interface.</text:p>
          </table:table-cell>
          <table:table-cell table:style-name="ce19"/>
          <table:table-cell table:style-name="ce25" office:value-type="string" calcext:value-type="string">
            <text:p>Move the events from POT.sol into IPOT.sol</text:p>
          </table:table-cell>
          <table:table-cell table:style-name="ce12" office:value-type="string" calcext:value-type="string">
            <text:p><text:a xlink:href="https://github.com/CMTA/DVP/pull/18" xlink:type="simple">pull/18</text:a>  <text:a xlink:href="https://github.com/CMTA/DVP/commit/77495e520a012c9ae149a864ae57aa8f601cd081" xlink:type="simple">commit</text:a> <text:a xlink:href="https://github.com/CMTA/DVP/commit/8c337d36f1b56ef916c8431284d25eb8035dd6d0" xlink:type="simple">commit 2</text:a></text:p>
          </table:table-cell>
          <table:table-cell table:style-name="ce12" table:content-validation-name="val3" office:value-type="string" calcext:value-type="string">
            <text:p>Fixed</text:p>
          </table:table-cell>
          <table:table-cell table:number-columns-repeated="52"/>
        </table:table-row>
        <table:table-row table:style-name="ro11" table:number-rows-repeated="1048550">
          <table:table-cell table:number-columns-repeated="64"/>
        </table:table-row>
        <table:table-row table:style-name="ro11">
          <table:table-cell table:number-columns-repeated="64"/>
        </table:table-row>
        <calcext:conditional-formats>
          <calcext:conditional-format calcext:target-range-address="Sheet1.F2:Sheet1.F25">
            <calcext:condition calcext:apply-style-name="ConditionalStyle_1" calcext:value="formula-is(LEN(TRIM([.F2]))&gt;0)" calcext:base-cell-address="Sheet1.F2"/>
          </calcext:conditional-format>
        </calcext:conditional-formats>
      </table:table>
      <table:table table:name="Sheet2" table:style-name="ta2">
        <table:table-column table:style-name="co8" table:number-columns-repeated="2" table:default-cell-style-name="Default"/>
        <table:table-column table:style-name="co10" table:default-cell-style-name="Default"/>
        <table:table-column table:style-name="co8" table:number-columns-repeated="61" table:default-cell-style-name="Default"/>
        <table:table-row table:style-name="ro11">
          <table:table-cell table:number-columns-repeated="64"/>
        </table:table-row>
        <table:table-row table:style-name="ro1">
          <table:table-cell/>
          <table:table-cell table:style-name="ce28" office:value-type="string" calcext:value-type="string">
            <text:p>Critical</text:p>
          </table:table-cell>
          <table:table-cell table:style-name="ce28" office:value-type="string" calcext:value-type="string">
            <text:p>Suboptimal</text:p>
          </table:table-cell>
          <table:table-cell table:style-name="ce28" office:value-type="string" calcext:value-type="string">
            <text:p>Opened</text:p>
          </table:table-cell>
          <table:table-cell table:number-columns-repeated="60"/>
        </table:table-row>
        <table:table-row table:style-name="ro1">
          <table:table-cell/>
          <table:table-cell table:style-name="ce28" office:value-type="string" calcext:value-type="string">
            <text:p>Major</text:p>
          </table:table-cell>
          <table:table-cell table:style-name="ce28" office:value-type="string" calcext:value-type="string">
            <text:p>Documentation</text:p>
          </table:table-cell>
          <table:table-cell table:style-name="ce28" office:value-type="string" calcext:value-type="string">
            <text:p>Info</text:p>
          </table:table-cell>
          <table:table-cell table:number-columns-repeated="60"/>
        </table:table-row>
        <table:table-row table:style-name="ro1">
          <table:table-cell/>
          <table:table-cell table:style-name="ce28" office:value-type="string" calcext:value-type="string">
            <text:p>Moderate</text:p>
          </table:table-cell>
          <table:table-cell table:style-name="ce28" office:value-type="string" calcext:value-type="string">
            <text:p>Unclear behavior</text:p>
          </table:table-cell>
          <table:table-cell table:style-name="ce28" office:value-type="string" calcext:value-type="string">
            <text:p>Fixed</text:p>
          </table:table-cell>
          <table:table-cell table:number-columns-repeated="60"/>
        </table:table-row>
        <table:table-row table:style-name="ro1">
          <table:table-cell/>
          <table:table-cell table:style-name="ce28" office:value-type="string" calcext:value-type="string">
            <text:p>Minor</text:p>
          </table:table-cell>
          <table:table-cell table:style-name="ce28" office:value-type="string" calcext:value-type="string">
            <text:p>Overflow/Underflow</text:p>
          </table:table-cell>
          <table:table-cell table:style-name="ce28"/>
          <table:table-cell table:number-columns-repeated="60"/>
        </table:table-row>
        <table:table-row table:style-name="ro1">
          <table:table-cell/>
          <table:table-cell table:style-name="ce28" office:value-type="string" calcext:value-type="string">
            <text:p>Informational</text:p>
          </table:table-cell>
          <table:table-cell table:style-name="ce28" office:value-type="string" calcext:value-type="string">
            <text:p>Procedural</text:p>
          </table:table-cell>
          <table:table-cell table:style-name="ce28"/>
          <table:table-cell table:number-columns-repeated="60"/>
        </table:table-row>
        <table:table-row table:style-name="ro1">
          <table:table-cell table:number-columns-repeated="2"/>
          <table:table-cell table:style-name="ce28" office:value-type="string" calcext:value-type="string">
            <text:p>Flaw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28" office:value-type="string" calcext:value-type="string">
            <text:p>Bad naming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28" office:value-type="string" calcext:value-type="string">
            <text:p>Bad datatype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28" office:value-type="string" calcext:value-type="string">
            <text:p>Readability</text:p>
          </table:table-cell>
          <table:table-cell table:number-columns-repeated="61"/>
        </table:table-row>
        <table:table-row table:style-name="ro11" table:number-rows-repeated="1048565">
          <table:table-cell table:number-columns-repeated="64"/>
        </table:table-row>
        <table:table-row table:style-name="ro1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Courier New" svg:font-family="'Courier New'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6.5354in" fo:page-height="11.6929in" style:num-format="1" style:print-orientation="landscape" fo:margin-top="0.2in" fo:margin-bottom="0.2in" fo:margin-left="0.2in" fo:margin-right="0.2in" style:print-page-order="ttb" style:first-page-number="continue" style:scale-to-pages="1" style:writing-mode="lr-tb" style:print="charts drawings objects 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6">00/00/0000</text:date>, <text:time style:data-style-name="N2" text:time-value="15:28:41.2447951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12-06T16:52:14.067673150</dc:date>
    <meta:editing-duration>PT39M18S</meta:editing-duration>
    <meta:editing-cycles>10</meta:editing-cycles>
    <meta:document-statistic meta:table-count="2" meta:cell-count="281" meta:object-count="0"/>
  </office:meta>
</office:document-meta>
</file>